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dit Risk Classification</text:p>
      <text:p text:style-name="Normal">In this module the task was to take a set of historical lending data and create and train models to evaluate the risk of lending. The purpose of this was to determine whether a loan would be a low or high end risk and whether or not our model can accurately predict that. <text:s/></text:p>
      <text:p text:style-name="Normal"/>
      <text:p text:style-name="Normal">Results:</text:p>
      <text:p text:style-name="Normal">Regression Model 1:<text:s/></text:p>
      <text:p text:style-name="Normal">Precision: <text:s/>100% precision on predictions of low risk loans. <text:s/>85% precision on high risk loans</text:p>
      <text:p text:style-name="Normal">Recall: 99% precision on low risk loans. <text:s/>91% precession on high risk loans.</text:p>
      <text:p text:style-name="Normal">Accuracy: Overall Accuracy was 99% with a balanced accuracy score of 0.9520479</text:p>
      <text:p text:style-name="Normal"/>
      <text:p text:style-name="Normal">Regression Model 2:<text:s/></text:p>
      <text:p text:style-name="Normal">Precision: <text:s/>100% precision on predictions of low risk loans. <text:s/>84% precision on high risk loans</text:p>
      <text:p text:style-name="Normal">Recall: 99% precision on low risk loans. <text:s/>99% precession on high risk loans.</text:p>
      <text:p text:style-name="Normal">Accuracy: Overall Accuracy was 99% with a balanced accuracy score of 0.9936781</text:p>
      <text:p text:style-name="Normal"/>
      <text:p text:style-name="Normal"/>
      <text:p text:style-name="Normal">Summary:</text:p>
      <text:p text:style-name="Normal">Regression model 2 appears to the be better of the two models and the model I would choose. <text:s/>I would choose this because while in inaccurately predicted high risk loans more often, it did not give us nearly as many false positives on high risk loans. <text:s/>Ultimately the worst case scenario for a bank would be predicting a loan was low risk, when in fact it was actually high risk. <text:s/>So in this <text:s/>situation misidentifying something as a high risk is more acceptable because the loan would just not be accepted. <text:s/>You lose some business, but that would be less than if you had a loan default. 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even Marsicek</meta:initial-creator>
    <dc:creator>Steven Marsicek</dc:creator>
    <meta:creation-date>2023-11-07T04:06:00Z</meta:creation-date>
    <dc:date>2023-11-07T04:37:00Z</dc:date>
    <meta:template xlink:href="Normal" xlink:type="simple"/>
    <meta:editing-cycles>1</meta:editing-cycles>
    <meta:editing-duration>PT1860S</meta:editing-duration>
    <meta:document-statistic meta:page-count="1" meta:paragraph-count="2" meta:word-count="217" meta:character-count="1454" meta:row-count="10" meta:non-whitespace-character-count="1239"/>
  </office:meta>
</office:document-meta>
</file>